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e178a" officeooo:paragraph-rsid="000e178a"/>
    </style:style>
    <style:style style:name="P2" style:family="paragraph" style:parent-style-name="Standard">
      <style:text-properties style:text-position="0% 100%" officeooo:rsid="000f0874" officeooo:paragraph-rsid="000f0874"/>
    </style:style>
    <style:style style:name="P3" style:family="paragraph" style:parent-style-name="Standard">
      <style:text-properties style:text-position="0% 100%" officeooo:rsid="0013998a" officeooo:paragraph-rsid="0013998a"/>
    </style:style>
    <style:style style:name="P4" style:family="paragraph" style:parent-style-name="Standard">
      <style:text-properties style:text-position="0% 100%" officeooo:rsid="001b4b5a" officeooo:paragraph-rsid="001b4b5a"/>
    </style:style>
    <style:style style:name="P5" style:family="paragraph" style:parent-style-name="Standard">
      <style:text-properties style:text-position="0% 100%" officeooo:rsid="002075a5" officeooo:paragraph-rsid="002075a5"/>
    </style:style>
    <style:style style:name="P6" style:family="paragraph" style:parent-style-name="Standard">
      <style:text-properties officeooo:rsid="0013f999" officeooo:paragraph-rsid="000e178a"/>
    </style:style>
    <style:style style:name="P7" style:family="paragraph" style:parent-style-name="Standard">
      <style:text-properties officeooo:rsid="0013f999" officeooo:paragraph-rsid="0013f999"/>
    </style:style>
    <style:style style:name="P8" style:family="paragraph" style:parent-style-name="Standard">
      <style:text-properties officeooo:rsid="00148126" officeooo:paragraph-rsid="001559d2"/>
    </style:style>
    <style:style style:name="P9" style:family="paragraph" style:parent-style-name="Standard">
      <style:text-properties officeooo:rsid="001cb543" officeooo:paragraph-rsid="001cb543"/>
    </style:style>
    <style:style style:name="P10" style:family="paragraph" style:parent-style-name="Standard">
      <style:text-properties style:font-name="Liberation Serif" officeooo:rsid="001cb543" officeooo:paragraph-rsid="001cb543"/>
    </style:style>
    <style:style style:name="P11" style:family="paragraph" style:parent-style-name="Standard">
      <style:text-properties style:font-name="Liberation Serif" fo:font-size="12pt"/>
    </style:style>
    <style:style style:name="P12" style:family="paragraph" style:parent-style-name="Standard">
      <style:text-properties style:font-name="Liberation Serif" fo:font-size="12pt" officeooo:rsid="001cb543" officeooo:paragraph-rsid="001cb543" style:font-size-asian="12pt" style:font-size-complex="12pt"/>
    </style:style>
    <style:style style:name="P13" style:family="paragraph" style:parent-style-name="Standard">
      <style:text-properties style:font-name="Liberation Serif" fo:font-size="12pt" officeooo:paragraph-rsid="00203fe4" style:font-size-asian="12pt" style:font-size-complex="12pt"/>
    </style:style>
    <style:style style:name="P14" style:family="paragraph" style:parent-style-name="Standard">
      <style:text-properties fo:color="#000000" style:font-name="Liberation Serif" officeooo:rsid="000e178a" officeooo:paragraph-rsid="000e178a"/>
    </style:style>
    <style:style style:name="P15" style:family="paragraph" style:parent-style-name="Standard">
      <style:text-properties fo:font-variant="normal" fo:text-transform="none" fo:color="#000000" style:font-name="Liberation Serif" fo:font-size="12pt" fo:letter-spacing="normal" fo:font-style="normal" fo:font-weight="normal" officeooo:rsid="001e3114" officeooo:paragraph-rsid="001e3114" style:font-size-asian="12pt" style:font-size-complex="12pt"/>
    </style:style>
    <style:style style:name="P16" style:family="paragraph" style:parent-style-name="Standard">
      <style:text-properties fo:font-variant="normal" fo:text-transform="none" fo:color="#000000" style:font-name="Liberation Serif" fo:font-size="12pt" fo:letter-spacing="normal" fo:font-style="normal" fo:font-weight="normal" officeooo:rsid="00202749" officeooo:paragraph-rsid="001e3114" style:font-size-asian="12pt" style:font-size-complex="12pt"/>
    </style:style>
    <style:style style:name="P17" style:family="paragraph" style:parent-style-name="Standard">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02749" officeooo:paragraph-rsid="00202749" style:text-blinking="false" fo:background-color="#ffffff"/>
    </style:style>
    <style:style style:name="P18" style:family="paragraph" style:parent-style-name="Text_20_body">
      <style:text-properties officeooo:rsid="0015f0a7" officeooo:paragraph-rsid="0015f0a7"/>
    </style:style>
    <style:style style:name="P19" style:family="paragraph" style:parent-style-name="Text_20_body">
      <style:text-properties officeooo:rsid="0015f0a7" officeooo:paragraph-rsid="0024fcf1"/>
    </style:style>
    <style:style style:name="P20" style:family="paragraph" style:parent-style-name="Text_20_body">
      <style:text-properties officeooo:rsid="001782bc" officeooo:paragraph-rsid="001782bc"/>
    </style:style>
    <style:style style:name="P21" style:family="paragraph" style:parent-style-name="Text_20_body">
      <style:text-properties officeooo:paragraph-rsid="00188986"/>
    </style:style>
    <style:style style:name="P22" style:family="paragraph" style:parent-style-name="Text_20_body">
      <style:text-properties fo:font-weight="bold" officeooo:rsid="0015f0a7" officeooo:paragraph-rsid="0015f0a7" style:font-weight-asian="bold" style:font-weight-complex="bold"/>
    </style:style>
    <style:style style:name="P23" style:family="paragraph" style:parent-style-name="Text_20_body">
      <style:text-properties officeooo:rsid="00202749" officeooo:paragraph-rsid="00202749"/>
    </style:style>
    <style:style style:name="P24" style:family="paragraph" style:parent-style-name="Text_20_body">
      <style:text-properties officeooo:rsid="0024fcf1" officeooo:paragraph-rsid="0024fcf1"/>
    </style:style>
    <style:style style:name="P25" style:family="paragraph" style:parent-style-name="Text_20_body">
      <style:text-properties officeooo:rsid="0026e975" officeooo:paragraph-rsid="0026e975"/>
    </style:style>
    <style:style style:name="P26" style:family="paragraph" style:parent-style-name="Standard">
      <style:paragraph-properties fo:margin-left="0.847cm" fo:margin-right="0cm" fo:margin-top="0cm" fo:margin-bottom="0.247cm" loext:contextual-spacing="false" fo:line-height="120%" fo:text-indent="-0.847cm" style:auto-text-indent="false"/>
      <style:text-properties style:font-name="Liberation Serif" fo:font-size="12pt"/>
    </style:style>
    <style:style style:name="P27" style:family="paragraph" style:parent-style-name="Heading_20_1">
      <style:paragraph-properties fo:break-before="page"/>
    </style:style>
    <style:style style:name="P28" style:family="paragraph" style:parent-style-name="Heading">
      <style:paragraph-properties fo:break-before="page"/>
      <style:text-properties officeooo:rsid="00237bad" officeooo:paragraph-rsid="00237bad"/>
    </style:style>
    <style:style style:name="P29" style:family="paragraph" style:parent-style-name="Standard" style:list-style-name="L1">
      <style:text-properties officeooo:rsid="0013f999" officeooo:paragraph-rsid="0013f999"/>
    </style:style>
    <style:style style:name="P30" style:family="paragraph" style:parent-style-name="Standard" style:list-style-name="L1">
      <style:text-properties officeooo:rsid="00148126" officeooo:paragraph-rsid="00148126"/>
    </style:style>
    <style:style style:name="P31" style:family="paragraph" style:parent-style-name="Standard" style:list-style-name="L1">
      <style:text-properties officeooo:rsid="00148126" officeooo:paragraph-rsid="001559d2"/>
    </style:style>
    <style:style style:name="P32" style:family="paragraph" style:parent-style-name="Text_20_body" style:list-style-name="L2">
      <style:text-properties officeooo:rsid="002145b1" officeooo:paragraph-rsid="0024fcf1"/>
    </style:style>
    <style:style style:name="P33" style:family="paragraph" style:parent-style-name="Text_20_body" style:list-style-name="L3">
      <style:text-properties officeooo:paragraph-rsid="0027ed9f"/>
    </style:style>
    <style:style style:name="P34" style:family="paragraph" style:parent-style-name="Text_20_body" style:list-style-name="L3">
      <style:text-properties officeooo:rsid="0025b75e" officeooo:paragraph-rsid="0027ed9f"/>
    </style:style>
    <style:style style:name="P35" style:family="paragraph" style:parent-style-name="Text_20_body" style:list-style-name="L3">
      <style:text-properties officeooo:rsid="00298b33" officeooo:paragraph-rsid="00298b33"/>
    </style:style>
    <style:style style:name="P36" style:family="paragraph" style:parent-style-name="Text_20_body" style:list-style-name="L3">
      <style:text-properties officeooo:rsid="0027ed9f" officeooo:paragraph-rsid="0027ed9f"/>
    </style:style>
    <style:style style:name="P37" style:family="paragraph" style:parent-style-name="Text_20_body" style:list-style-name="L3">
      <style:text-properties officeooo:rsid="0027ed9f" officeooo:paragraph-rsid="002a41f2"/>
    </style:style>
    <style:style style:name="P38" style:family="paragraph" style:parent-style-name="Text_20_body">
      <style:text-properties officeooo:paragraph-rsid="0026e975"/>
    </style:style>
    <style:style style:name="T1" style:family="text">
      <style:text-properties style:text-position="0% 100%" officeooo:rsid="00188986"/>
    </style:style>
    <style:style style:name="T2" style:family="text">
      <style:text-properties style:text-position="0% 100%" officeooo:rsid="00202749"/>
    </style:style>
    <style:style style:name="T3" style:family="text">
      <style:text-properties fo:font-style="italic" style:font-style-asian="italic"/>
    </style:style>
    <style:style style:name="T4" style:family="text">
      <style:text-properties officeooo:rsid="00188986"/>
    </style:style>
    <style:style style:name="T5" style:family="text">
      <style:text-properties officeooo:rsid="0019704a"/>
    </style:style>
    <style:style style:name="T6" style:family="text">
      <style:text-properties officeooo:rsid="001d5be4"/>
    </style:style>
    <style:style style:name="T7" style:family="text">
      <style:text-properties fo:font-variant="normal" fo:text-transform="none" fo:color="#000000" fo:letter-spacing="normal" fo:font-style="normal" fo:font-weight="normal"/>
    </style:style>
    <style:style style:name="T8" style:family="text">
      <style:text-properties fo:font-variant="normal" fo:text-transform="none" fo:color="#000000" fo:letter-spacing="normal" fo:font-style="normal" fo:font-weight="normal" officeooo:rsid="001e3114"/>
    </style:style>
    <style:style style:name="T9" style:family="text">
      <style:text-properties fo:font-variant="normal" fo:text-transform="none" fo:color="#000000" fo:letter-spacing="normal" fo:font-style="normal" fo:font-weight="normal" officeooo:rsid="00202749"/>
    </style:style>
    <style:style style:name="T10" style:family="text">
      <style:text-properties fo:font-variant="normal" fo:text-transform="none" fo:color="#000000" style:text-position="0% 100%" fo:letter-spacing="normal" fo:font-style="normal" fo:font-weight="normal"/>
    </style:style>
    <style:style style:name="T11" style:family="text">
      <style:text-properties fo:font-size="12pt" officeooo:rsid="001d5be4" style:font-size-asian="12pt" style:font-size-complex="12pt"/>
    </style:style>
    <style:style style:name="T12" style:family="text">
      <style:text-properties officeooo:rsid="002145b1"/>
    </style:style>
    <style:style style:name="T13" style:family="text">
      <style:text-properties officeooo:rsid="00237bad"/>
    </style:style>
    <style:style style:name="T14" style:family="text">
      <style:text-properties officeooo:rsid="0024fcf1"/>
    </style:style>
    <style:style style:name="T15" style:family="text">
      <style:text-properties officeooo:rsid="0025b75e"/>
    </style:style>
    <style:style style:name="T16" style:family="text">
      <style:text-properties officeooo:rsid="0027ed9f"/>
    </style:style>
    <style:style style:name="T17" style:family="text">
      <style:text-properties officeooo:rsid="002a41f2"/>
    </style:style>
    <style:style style:name="T18" style:family="text">
      <style:text-properties officeooo:rsid="002abe46"/>
    </style:style>
    <style:style style:name="T19" style:family="text">
      <style:text-properties officeooo:rsid="0026e975"/>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Understanding <text:span text:style-name="T5">and predicting </text:span>behaviour</text:p>
      <text:p text:style-name="P6"/>
      <text:p text:style-name="P7">The idea:</text:p>
      <text:p text:style-name="P7">Certainly not well defined...yet. Includes the following points:</text:p>
      <text:p text:style-name="P7"/>
      <text:list xml:id="list2367928159908609129" text:style-name="L1">
        <text:list-item>
          <text:p text:style-name="P29">using an RNN on either raw rgb images or a vectorised set of features, eg pose and facial expression(?) to identify ‘behaviour’ in a similar way to activity recognition</text:p>
          <text:list>
            <text:list-item>
              <text:p text:style-name="P29">outlier detection for individuals in a crowd/herd</text:p>
            </text:list-item>
            <text:list-item>
              <text:p text:style-name="P29">t+1 prediction of behaviour, able to identify abnormal behaviour as it develops.</text:p>
            </text:list-item>
            <text:list-item>
              <text:p text:style-name="P29">Is time required for this problem? Animal aggression for instance could probably be detected from a single image</text:p>
            </text:list-item>
          </text:list>
        </text:list-item>
        <text:list-item>
          <text:p text:style-name="P29">Why would we use pose rather than just direct images?</text:p>
          <text:list>
            <text:list-item>
              <text:p text:style-name="P29">Does it allow for better movement/gait analysis? Probably not.</text:p>
            </text:list-item>
            <text:list-item>
              <text:p text:style-name="P29">It would likely be a good way of removing addiotnal factors such as clothing, fatness, occlsuions. A way of normalising the input</text:p>
            </text:list-item>
            <text:list-item>
              <text:p text:style-name="P29">We would likely lose out on subtler features, such as facial expression and eye movement, if these could be picked up in rgb at all</text:p>
            </text:list-item>
            <text:list-item>
              <text:p text:style-name="P30">dd</text:p>
            </text:list-item>
          </text:list>
        </text:list-item>
        <text:list-item>
          <text:p text:style-name="P31">The goal is to be able to detect when someone is about to do something that you need to react to, eg when a cow is about to bolt out of a herd, or when a pedestrian is about to step into traffic. For a person to be able to do this, they would be making a judgement about the animal or person’s current behaviour and their surroundings using that to predict what the animal/person is about to do. <text:line-break/>For instance:</text:p>
          <text:list>
            <text:list-item>
              <text:p text:style-name="P31">detecting a pedestrian alongside a road, then determining the level of situational awareness this pedestrian has with regards to their surroundings in general and with regards to the observer in particular.</text:p>
            </text:list-item>
            <text:list-item>
              <text:p text:style-name="P31">During herding of cattle, determining whether a particular individual is acting contrarian to the overall herd’s behaviour, or determining the individual’s current attitude towards the herder and using this to predict the likely next action of the animal and use that to determine the best action for the herder.</text:p>
            </text:list-item>
          </text:list>
        </text:list-item>
      </text:list>
      <text:p text:style-name="P8"/>
      <text:p text:style-name="P9">So, what could we do as an experiment?</text:p>
      <text:p text:style-name="P9"/>
      <text:p text:style-name="P10">How about seeing if it is possible to predict intent of an individual from pose alone?</text:p>
      <text:p text:style-name="P10">Can we correlate pose with certain known behaviours, such as situational awareness? Cow’s <text:span text:style-name="T6">stress </text:span><text:span text:style-name="T11">levels during herding (is this correlated to tendency to balk?)</text:span></text:p>
      <text:p text:style-name="P12"/>
      <text:p text:style-name="P15">. </text:p>
      <text:p text:style-name="P16"/>
      <text:p text:style-name="P28">Related Works</text:p>
      <text:p text:style-name="P22">Behaviour classification</text:p>
      <text:p text:style-name="P23">Activity classification <text:span text:style-name="T13">from accellerometer data</text:span> <text:span text:style-name="T13">(</text:span><text:a xlink:type="simple" xlink:href="https://github.com/guillaume-chevalier/LSTM-Human-Activity-Recognition/blob/master/LSTM.ipynb" text:style-name="Internet_20_link" text:visited-style-name="Visited_20_Internet_20_Link">https://github.com/guillaume-chevalier/LSTM-Human-Activity-Recognition/blob/master/LSTM.ipynb</text:a> <text:span text:style-name="T13">) is used to classify a certain number of classes, ie walking, sitting etc.</text:span></text:p>
      <text:p text:style-name="P24">This is also done from raw rgb (http://www.sciencedirect.com/science/article/pii/S0952197617302579) and from pose (</text:p>
      <text:p text:style-name="P22">movement prediction <text:span text:style-name="T14">of individuals with respect to crowd</text:span></text:p>
      <text:p text:style-name="P19"><text:span text:style-name="T4">Use of LSTM for crowd movement prediction: </text:span>Social LSTM: <text:reference-mark-start text:name="ADDIN CSL_CITATION {&quot;citationItems&quot;: [{&quot;uris&quot;: [&quot;http://www.mendeley.com/documents/?uuid=1526f769-bdef-49fb-a7a3-2109ed252d8f&quot;], &quot;id&quot;: &quot;ITEM-1&quot;, &quot;itemData&quot;: {&quot;issued&quot;: {&quot;date-parts&quot;: [[&quot;2016&quot;]]}, &quot;DOI&quot;: &quot;10.1109/CVPR.2016.110&quot;, &quot;ISBN&quot;: &quot;978-1-4673-8851-1&quot;, &quot;page&quot;: &quot;961-971&quot;, &quot;abstract&quot;: &quot;Pedestrians follow different trajectories to avoid obsta-cles and accommodate fellow pedestrians. Any autonomous vehicle navigating such a scene should be able to foresee the future positions of pedestrians and accordingly adjust its path to avoid collisions. This problem of trajectory pre-diction can be viewed as a sequence generation task, where we are interested in predicting the future trajectory of peo-ple based on their past positions. Following the recent suc-cess of Recurrent Neural Network (RNN) models for se-quence prediction tasks, we propose an LSTM model which can learn general human movement and predict their future trajectories. This is in contrast to traditional approaches which use hand-crafted functions such as Social forces. We demonstrate the performance of our method on several pub-lic datasets. Our model outperforms state-of-the-art meth-ods on some of these datasets . We also analyze the tra-jectories predicted by our model to demonstrate the motion behaviour learned by our model.&quot;, &quot;title&quot;: &quot;Social LSTM: Human Trajectory Prediction in Crowded Spaces&quot;, &quot;ISSN&quot;: &quot;10636919&quot;, &quot;author&quot;: [{&quot;family&quot;: &quot;Alahi&quot;, &quot;suffix&quot;: &quot;&quot;, &quot;non-dropping-particle&quot;: &quot;&quot;, &quot;parse-names&quot;: false, &quot;given&quot;: &quot;Alexandre&quot;, &quot;dropping-particle&quot;: &quot;&quot;}, {&quot;family&quot;: &quot;Goel&quot;, &quot;suffix&quot;: &quot;&quot;, &quot;non-dropping-particle&quot;: &quot;&quot;, &quot;parse-names&quot;: false, &quot;given&quot;: &quot;Kratarth&quot;, &quot;dropping-particle&quot;: &quot;&quot;}, {&quot;family&quot;: &quot;Ramanathan&quot;, &quot;suffix&quot;: &quot;&quot;, &quot;non-dropping-particle&quot;: &quot;&quot;, &quot;parse-names&quot;: false, &quot;given&quot;: &quot;Vignesh&quot;, &quot;dropping-particle&quot;: &quot;&quot;}, {&quot;family&quot;: &quot;Robicquet&quot;, &quot;suffix&quot;: &quot;&quot;, &quot;non-dropping-particle&quot;: &quot;&quot;, &quot;parse-names&quot;: false, &quot;given&quot;: &quot;Alexandre&quot;, &quot;dropping-particle&quot;: &quot;&quot;}, {&quot;family&quot;: &quot;Fei-Fei&quot;, &quot;suffix&quot;: &quot;&quot;, &quot;non-dropping-particle&quot;: &quot;&quot;, &quot;parse-names&quot;: false, &quot;given&quot;: &quot;Li&quot;, &quot;dropping-particle&quot;: &quot;&quot;}, {&quot;family&quot;: &quot;Savarese&quot;, &quot;suffix&quot;: &quot;&quot;, &quot;non-dropping-particle&quot;: &quot;&quot;, &quot;parse-names&quot;: false, &quot;given&quot;: &quot;Silvio&quot;, &quot;dropping-particle&quot;: &quot;&quot;}], &quot;type&quot;: &quot;article-journal&quot;, &quot;id&quot;: &quot;ITEM-1&quot;, &quot;container-title&quot;: &quot;2016 IEEE Conference on Computer Vision and Pattern Recognition (CVPR)&quot;}}], &quot;properties&quot;: {&quot;noteIndex&quot;: 0}, &quot;mendeley&quot;: {&quot;plainTextFormattedCitation&quot;: &quot;(Alahi et al., 2016)&quot;, &quot;previouslyFormattedCitation&quot;: &quot;(Alahi et al., 2016)&quot;, &quot;formattedCitation&quot;: &quot;(Alahi et al., 2016)&quot;}, &quot;schema&quot;: &quot;https://github.com/citation-style-language/schema/raw/master/csl-citation.json&quot;} RNDPm8I0HfbTc"/><text:span text:style-name="T1">(Alahi et al., 2016) </text:span><text:reference-mark-end text:name="ADDIN CSL_CITATION {&quot;citationItems&quot;: [{&quot;uris&quot;: [&quot;http://www.mendeley.com/documents/?uuid=1526f769-bdef-49fb-a7a3-2109ed252d8f&quot;], &quot;id&quot;: &quot;ITEM-1&quot;, &quot;itemData&quot;: {&quot;issued&quot;: {&quot;date-parts&quot;: [[&quot;2016&quot;]]}, &quot;DOI&quot;: &quot;10.1109/CVPR.2016.110&quot;, &quot;ISBN&quot;: &quot;978-1-4673-8851-1&quot;, &quot;page&quot;: &quot;961-971&quot;, &quot;abstract&quot;: &quot;Pedestrians follow different trajectories to avoid obsta-cles and accommodate fellow pedestrians. Any autonomous vehicle navigating such a scene should be able to foresee the future positions of pedestrians and accordingly adjust its path to avoid collisions. This problem of trajectory pre-diction can be viewed as a sequence generation task, where we are interested in predicting the future trajectory of peo-ple based on their past positions. Following the recent suc-cess of Recurrent Neural Network (RNN) models for se-quence prediction tasks, we propose an LSTM model which can learn general human movement and predict their future trajectories. This is in contrast to traditional approaches which use hand-crafted functions such as Social forces. We demonstrate the performance of our method on several pub-lic datasets. Our model outperforms state-of-the-art meth-ods on some of these datasets . We also analyze the tra-jectories predicted by our model to demonstrate the motion behaviour learned by our model.&quot;, &quot;title&quot;: &quot;Social LSTM: Human Trajectory Prediction in Crowded Spaces&quot;, &quot;ISSN&quot;: &quot;10636919&quot;, &quot;author&quot;: [{&quot;family&quot;: &quot;Alahi&quot;, &quot;suffix&quot;: &quot;&quot;, &quot;non-dropping-particle&quot;: &quot;&quot;, &quot;parse-names&quot;: false, &quot;given&quot;: &quot;Alexandre&quot;, &quot;dropping-particle&quot;: &quot;&quot;}, {&quot;family&quot;: &quot;Goel&quot;, &quot;suffix&quot;: &quot;&quot;, &quot;non-dropping-particle&quot;: &quot;&quot;, &quot;parse-names&quot;: false, &quot;given&quot;: &quot;Kratarth&quot;, &quot;dropping-particle&quot;: &quot;&quot;}, {&quot;family&quot;: &quot;Ramanathan&quot;, &quot;suffix&quot;: &quot;&quot;, &quot;non-dropping-particle&quot;: &quot;&quot;, &quot;parse-names&quot;: false, &quot;given&quot;: &quot;Vignesh&quot;, &quot;dropping-particle&quot;: &quot;&quot;}, {&quot;family&quot;: &quot;Robicquet&quot;, &quot;suffix&quot;: &quot;&quot;, &quot;non-dropping-particle&quot;: &quot;&quot;, &quot;parse-names&quot;: false, &quot;given&quot;: &quot;Alexandre&quot;, &quot;dropping-particle&quot;: &quot;&quot;}, {&quot;family&quot;: &quot;Fei-Fei&quot;, &quot;suffix&quot;: &quot;&quot;, &quot;non-dropping-particle&quot;: &quot;&quot;, &quot;parse-names&quot;: false, &quot;given&quot;: &quot;Li&quot;, &quot;dropping-particle&quot;: &quot;&quot;}, {&quot;family&quot;: &quot;Savarese&quot;, &quot;suffix&quot;: &quot;&quot;, &quot;non-dropping-particle&quot;: &quot;&quot;, &quot;parse-names&quot;: false, &quot;given&quot;: &quot;Silvio&quot;, &quot;dropping-particle&quot;: &quot;&quot;}], &quot;type&quot;: &quot;article-journal&quot;, &quot;id&quot;: &quot;ITEM-1&quot;, &quot;container-title&quot;: &quot;2016 IEEE Conference on Computer Vision and Pattern Recognition (CVPR)&quot;}}], &quot;properties&quot;: {&quot;noteIndex&quot;: 0}, &quot;mendeley&quot;: {&quot;plainTextFormattedCitation&quot;: &quot;(Alahi et al., 2016)&quot;, &quot;previouslyFormattedCitation&quot;: &quot;(Alahi et al., 2016)&quot;, &quot;formattedCitation&quot;: &quot;(Alahi et al., 2016)&quot;}, &quot;schema&quot;: &quot;https://github.com/citation-style-language/schema/raw/master/csl-citation.json&quot;} RNDPm8I0HfbTc"/>H. <text:span text:style-name="T12">Predicts the movement of individuals in a crowd, with respect to other members of the crowd.</text:span></text:p>
      <text:p text:style-name="P24">Expansions:</text:p>
      <text:list xml:id="list1743718823251588384" text:style-name="L2">
        <text:list-item>
          <text:p text:style-name="P32">include the prediction with regards to a choice of actor’s movement at each time step. Plan a next ‘discrete’ action for the agent, predict the state of the crowd/herd. Possibly requires an accurate model of movement, or is it maybe just trained on watching how people move? Same could be done with cows if video available.⁠</text:p>
        </text:list-item>
      </text:list>
      <text:p text:style-name="P22">intent towards observer</text:p>
      <text:p text:style-name="P22">?</text:p>
      <text:p text:style-name="P22">situational awareness</text:p>
      <text:p text:style-name="P22">?</text:p>
      <text:p text:style-name="P21"/>
      <text:p text:style-name="P18"/>
      <text:p text:style-name="P20">See: <text:a xlink:type="simple" xlink:href="https://www.cs.utexas.edu/~chaoyeh/web_action_data/dataset_list.html" text:style-name="Internet_20_link" text:visited-style-name="Visited_20_Internet_20_Link">https://www.cs.utexas.edu/~chaoyeh/web_action_data/dataset_list.html</text:a> </text:p>
      <text:p text:style-name="Heading">Raw rgb vs Feature Vector (pose)</text:p>
      <text:p text:style-name="P5">Normalises, removes occlusions, adds a level of abstraction based on known model of body movement.</text:p>
      <text:p text:style-name="P5">Possibly loses subtleties such as facial expression</text:p>
      <text:p text:style-name="P3"/>
      <text:p text:style-name="Heading">With regards to Farm Animals:</text:p>
      <text:p text:style-name="P4">“Cattle are less expressive of pain and injury than humans. Therefore, behavioural indicators of pain that cattle do express are subtle. An animal experiencing pain has compromised welfare, and consequences to their health and productivity are also likely” <text:a xlink:type="simple" xlink:href="http://www.publish.csiro.au/ebook/chapter/9781486301614_Chapter4" text:style-name="Internet_20_link" text:visited-style-name="Visited_20_Internet_20_Link">http://www.publish.csiro.au/ebook/chapter/9781486301614_Chapter4</text:a> </text:p>
      <text:p text:style-name="P4"/>
      <text:p text:style-name="P13"><text:span text:style-name="T2">“</text:span><text:span text:style-name="T7">Behavioral indicators of discomfort are attempting to escape, vocalization, kicking, or strugglin</text:span><text:span text:style-name="T9">g</text:span><text:span text:style-name="T7">” <text:s/></text:span><text:reference-mark-start text:name="ADDIN CSL_CITATION {&quot;citationItems&quot;: [{&quot;uris&quot;: [&quot;http://www.mendeley.com/documents/?uuid=283ee8a1-7831-4707-b49a-bed61e126cd7&quot;], &quot;id&quot;: &quot;ITEM-1&quot;, &quot;itemData&quot;: {&quot;issued&quot;: {&quot;date-parts&quot;: [[&quot;1997&quot;]]}, &quot;DOI&quot;: &quot;/1997.751249x&quot;, &quot;ISBN&quot;: &quot;0021-8812&quot;, &quot;page&quot;: &quot;249-257&quot;, &quot;ISSN&quot;: &quot;00218812&quot;, &quot;volume&quot;: &quot;75&quot;, &quot;title&quot;: &quot;Assessment of Stress During Handling and volume&quot;, &quot;container-title&quot;: &quot;Transport Journal of Animal Science&quot;, &quot;PMID&quot;: &quot;9027573&quot;, &quot;author&quot;: [{&quot;family&quot;: &quot;Grandin&quot;, &quot;suffix&quot;: &quot;&quot;, &quot;non-dropping-particle&quot;: &quot;&quot;, &quot;parse-names&quot;: false, &quot;given&quot;: &quot;T.&quot;, &quot;dropping-particle&quot;: &quot;&quot;}], &quot;type&quot;: &quot;article-journal&quot;, &quot;id&quot;: &quot;ITEM-1&quot;, &quot;issue&quot;: &quot;1997&quot;}}], &quot;properties&quot;: {&quot;noteIndex&quot;: 0}, &quot;mendeley&quot;: {&quot;plainTextFormattedCitation&quot;: &quot;(Grandin, 1997)&quot;, &quot;formattedCitation&quot;: &quot;(Grandin, 1997)&quot;}, &quot;schema&quot;: &quot;https://github.com/citation-style-language/schema/raw/master/csl-citation.json&quot;} RNDsUxWiaLZyW"/><text:span text:style-name="T10">(Grandin, 1997)</text:span><text:reference-mark-end text:name="ADDIN CSL_CITATION {&quot;citationItems&quot;: [{&quot;uris&quot;: [&quot;http://www.mendeley.com/documents/?uuid=283ee8a1-7831-4707-b49a-bed61e126cd7&quot;], &quot;id&quot;: &quot;ITEM-1&quot;, &quot;itemData&quot;: {&quot;issued&quot;: {&quot;date-parts&quot;: [[&quot;1997&quot;]]}, &quot;DOI&quot;: &quot;/1997.751249x&quot;, &quot;ISBN&quot;: &quot;0021-8812&quot;, &quot;page&quot;: &quot;249-257&quot;, &quot;ISSN&quot;: &quot;00218812&quot;, &quot;volume&quot;: &quot;75&quot;, &quot;title&quot;: &quot;Assessment of Stress During Handling and volume&quot;, &quot;container-title&quot;: &quot;Transport Journal of Animal Science&quot;, &quot;PMID&quot;: &quot;9027573&quot;, &quot;author&quot;: [{&quot;family&quot;: &quot;Grandin&quot;, &quot;suffix&quot;: &quot;&quot;, &quot;non-dropping-particle&quot;: &quot;&quot;, &quot;parse-names&quot;: false, &quot;given&quot;: &quot;T.&quot;, &quot;dropping-particle&quot;: &quot;&quot;}], &quot;type&quot;: &quot;article-journal&quot;, &quot;id&quot;: &quot;ITEM-1&quot;, &quot;issue&quot;: &quot;1997&quot;}}], &quot;properties&quot;: {&quot;noteIndex&quot;: 0}, &quot;mendeley&quot;: {&quot;plainTextFormattedCitation&quot;: &quot;(Grandin, 1997)&quot;, &quot;formattedCitation&quot;: &quot;(Grandin, 1997)&quot;}, &quot;schema&quot;: &quot;https://github.com/citation-style-language/schema/raw/master/csl-citation.json&quot;} RNDsUxWiaLZyW"/><text:span text:style-name="T7">⁠</text:span><text:span text:style-name="T8">All of these except for vocalisation can be detected by estimating the individual’s pose over time, ie watching it move. Develop a system that can be trained in an unsupervised method, on a baseline level of ‘calmness’, see how it reponds to novel situtations (the experiment</text:span><text:span text:style-name="T9">)</text:span></text:p>
      <text:p text:style-name="Text_20_body"><text:soft-page-break/>The goals of my research are to…</text:p>
      <text:p text:style-name="P38"><text:span text:style-name="T19">develop a system that can accurately understand and predict the behaviour of an animal from an estimation of their motion, for use on a mobile robotic platform in order to interact with the animals and classify their current state.</text:span></text:p>
      <text:p text:style-name="Text_20_body">high level research goals over the next 12 months are:</text:p>
      <text:p text:style-name="Text_20_body"/>
      <text:list xml:id="list6349925921864938332" text:style-name="L3">
        <text:list-item>
          <text:p text:style-name="P33">Implementation of <text:span text:style-name="T16">detection and tracking </text:span>system <text:span text:style-name="T15">to enable the linking of observations, allowing for associated data to be used in the training and testing of behavioural prediction systems.</text:span></text:p>
          <text:list>
            <text:list-item>
              <text:p text:style-name="P34">Application of existing methods using 2D RGB and convolutional neural nets</text:p>
            </text:list-item>
            <text:list-item>
              <text:p text:style-name="P34">Comparison to emerging methods using new neural network designs, eg capsule networks</text:p>
            </text:list-item>
          </text:list>
        </text:list-item>
        <text:list-item>
          <text:p text:style-name="P34">Investigation into the application of activity recognition systems for use in behavioural prediction</text:p>
          <text:list>
            <text:list-item>
              <text:p text:style-name="P34">Use of varied feature vectors, including 2D RGB, 2D pose, 3D pose as inputs into a recurrent neural network, <text:s/><text:span text:style-name="T18">with associated behavioural labels ta</text:span></text:p>
            </text:list-item>
            <text:list-item>
              <text:p text:style-name="P35">Application of recurrent neural networks in the development of a learnt model of animal motion in herding and interactions with a robotic observer, with the intent being to use a prediction of the next state of the animal’s motion to decide the best current action of the observer.</text:p>
            </text:list-item>
            <text:list-item>
              <text:p text:style-name="P34">Use of unsupervised techniques for prediction of abnormal behaviour and motion</text:p>
            </text:list-item>
          </text:list>
        </text:list-item>
        <text:list-item>
          <text:p text:style-name="P36">Gathering of data to support research</text:p>
          <text:list>
            <text:list-item>
              <text:p text:style-name="P37">2D and 3D imagery, <text:span text:style-name="T18">with labelled ‘bounding boxes’</text:span> for use in detection<text:span text:style-name="T17"> </text:span></text:p>
            </text:list-item>
            <text:list-item>
              <text:p text:style-name="P37"><text:span text:style-name="T18">Unlabelled 2D imagery from a mobile platform for use motion analysis </text:span>systems</text:p>
            </text:list-item>
            <text:list-item>
              <text:p text:style-name="P36"><text:span text:style-name="T17">2D imagery with associated behaviour labels acquired from an existing accelerometer <text:s/>based classification system and welfare condition labels</text:span> <text:span text:style-name="T18">taken by farmer/vet</text:span></text:p>
            </text:list-item>
          </text:list>
        </text:list-item>
      </text:list>
      <text:p text:style-name="P25"><text:tab/></text:p>
      <text:p text:style-name="P27">References:</text:p>
      <text:p text:style-name="P2"/>
      <text:section text:style-name="Sect1" text:name="ADDIN Mendeley Bibliography CSL_BIBLIOGRAPHY  RND4QFjaeRzfo">
        <text:p text:style-name="P26">Alahi, A., Goel, K., Ramanathan, V., Robicquet, A., Fei-Fei, L., &amp; Savarese, S. (2016). Social LSTM: Human Trajectory Prediction in Crowded Spaces. <text:span text:style-name="T3">2016 IEEE Conference on Computer Vision and Pattern Recognition (CVPR)</text:span>, 961–971. https://doi.org/10.1109/CVPR.2016.110</text:p>
        <text:p text:style-name="P26">Grandin, T. (1997). Assessment of Stress During Handling and volume. <text:span text:style-name="T3">Transport Journal of Animal Science</text:span>, <text:span text:style-name="T3">75</text:span>(1997), 249–257. https://doi.org//1997.751249x</text:p>
        <text:p text:style-name="P11">Graves, A., Fernandez, S., Gomez, F., &amp; Schmidhuber, J. (2006). Connectionist Temporal Classification : Labelling Unsegmented Sequence Data with Recurrent Neural Networks. <text:span text:style-name="T3">Proceedings of the 23rd International Conference on Machine Learning</text:span>, 369–376. https://doi.org/10.1145/1143844.1143891</text:p>
      </text:section>
      <text:p text:style-name="P1">⁠</text:p>
      <text:p text:style-name="P17">Guillaume Chevalier, LSTMs for Human Activity Recognition, 2016 https://github.com/guillaume-chevalier/LSTM-Human-Activity-Recognition</text:p>
      <text:p text:style-name="P14"/>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30T11:57:22.559551024</meta:creation-date>
    <dc:date>2017-11-27T16:58:01.683349399</dc:date>
    <meta:editing-duration>PT2H48M29S</meta:editing-duration>
    <meta:editing-cycles>15</meta:editing-cycles>
    <meta:generator>LibreOffice/5.1.6.2$Linux_X86_64 LibreOffice_project/10m0$Build-2</meta:generator>
    <meta:document-statistic meta:table-count="0" meta:image-count="0" meta:object-count="0" meta:page-count="4" meta:paragraph-count="59" meta:word-count="1006" meta:character-count="6587" meta:non-whitespace-character-count="5658"/>
    <meta:user-defined meta:name="Mendeley Citation Style_1">http://www.zotero.org/styles/apa</meta:user-defined>
    <meta:user-defined meta:name="Mendeley Document_1">True</meta:user-defined>
    <meta:user-defined meta:name="Mendeley Unique User Id_1">bb25f2dd-837f-3d5a-963b-2f0d446749d8</meta:user-defined>
  </office:meta>
</office:document-meta>
</file>